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0EC8049F6BB3C22.png" manifest:media-type="image/png"/>
  <manifest:file-entry manifest:full-path="Pictures/100002010000078000000438F7E57E5249B2B63F.png" manifest:media-type="image/png"/>
  <manifest:file-entry manifest:full-path="Pictures/100002010000078000000438E71733CE3758ADAE.png" manifest:media-type="image/png"/>
  <manifest:file-entry manifest:full-path="Pictures/1000020100000780000004381402044A11781747.png" manifest:media-type="image/png"/>
  <manifest:file-entry manifest:full-path="Pictures/10000201000007800000043881C7CF7D58DDDF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cm" svg:y="0.053cm" svg:width="17cm" svg:height="9.562cm" draw:z-index="0"><draw:image xlink:href="Pictures/10000201000007800000043881C7CF7D58DDDF0D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char" svg:x="0cm" svg:y="0.429cm" svg:width="17cm" svg:height="9.562cm" draw:z-index="1"><draw:image xlink:href="Pictures/1000020100000780000004381402044A1178174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.159cm" svg:y="0.026cm" svg:width="17cm" svg:height="9.562cm" draw:z-index="2"><draw:image xlink:href="Pictures/100002010000078000000438E71733CE3758ADAE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2010000078000000438F7E57E5249B2B63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char" svg:width="17cm" svg:height="9.562cm" draw:z-index="4"><draw:image xlink:href="Pictures/100002010000078000000438F0EC8049F6BB3C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2:38:36.662062262</meta:creation-date>
    <dc:date>2022-09-03T12:41:16.467046046</dc:date>
    <meta:editing-duration>PT2M40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